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style:vertical-pos="middl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b75bc" draw:opacity="9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5c295" draw:opacity="5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a0a0a2" draw:opacity="3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54fa1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82f7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5906in" fo:padding-bottom="0.05906in" fo:padding-left="0.10827in" fo:padding-right="0.10827in" draw:textarea-vertical-align="middle" draw:textarea-horizontal-align="left" draw:fill="solid" draw:fill-color="#adc5e7" draw:opacity="10%" draw:stroke="solid" svg:stroke-width="0.02008in" svg:stroke-color="#0d1f63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477b8" draw:opacity="3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3d7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77">
      <style:graphic-properties fo:wrap-option="no-wrap" fo:padding-top="0.06929in" fo:padding-bottom="0.06929in" fo:padding-left="0.1185in" fo:padding-right="0.1185in" draw:textarea-vertical-align="middle" draw:textarea-horizontal-align="left" draw:fill="solid" draw:fill-color="#00888a" draw:opacity="15%" draw:stroke="solid" svg:stroke-width="0.04016in" svg:stroke-color="#006d6f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custom-shape svg:x="2.6in" svg:y="0.1in" svg:width="4.6in" svg:height="0.3in" draw:id="id73" draw:style-name="a568" draw:name="Freihandform 8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12 ?f14 A ?f110 ?f111 ?f112 ?f113 ?f12 ?f14 ?f107 ?f109  W ?f114 ?f115 ?f116 ?f117 ?f12 ?f14 ?f107 ?f109 L ?f15 ?f12 A ?f157 ?f158 ?f159 ?f160 ?f15 ?f12 ?f154 ?f156  W ?f161 ?f162 ?f163 ?f164 ?f15 ?f12 ?f154 ?f156 L ?f13 ?f15 A ?f204 ?f205 ?f206 ?f207 ?f13 ?f15 ?f201 ?f203  W ?f208 ?f209 ?f210 ?f211 ?f13 ?f15 ?f201 ?f203 L ?f14 ?f13 A ?f251 ?f252 ?f253 ?f254 ?f14 ?f13 ?f248 ?f250  W ?f255 ?f256 ?f257 ?f258 ?f14 ?f13 ?f248 ?f250 Z N" draw:text-areas="?f16 ?f16 ?f17 ?f17" draw:glue-points="?f65 ?f66 ?f67 ?f68 ?f65 ?f69 ?f70 ?f68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?f12 + 2540"/>
            <draw:equation draw:name="f15" draw:formula="?f13 - 2540"/>
            <draw:equation draw:name="f16" draw:formula="?f12 + 800"/>
            <draw:equation draw:name="f17" draw:formula="?f13 - 800"/>
            <draw:equation draw:name="f18" draw:formula="0 - ?f2"/>
            <draw:equation draw:name="f19" draw:formula="?f14 - ?f12"/>
            <draw:equation draw:name="f20" draw:formula="0 - ?f14"/>
            <draw:equation draw:name="f21" draw:formula="21600 - ?f15"/>
            <draw:equation draw:name="f22" draw:formula="?f15 - ?f13"/>
            <draw:equation draw:name="f23" draw:formula="10800 * ?f10"/>
            <draw:equation draw:name="f24" draw:formula="0 * ?f11"/>
            <draw:equation draw:name="f25" draw:formula="0 * ?f10"/>
            <draw:equation draw:name="f26" draw:formula="10800 * ?f11"/>
            <draw:equation draw:name="f27" draw:formula="21600 * ?f11"/>
            <draw:equation draw:name="f28" draw:formula="21600 * ?f10"/>
            <draw:equation draw:name="f29" draw:formula="abs(?f19)"/>
            <draw:equation draw:name="f30" draw:formula="abs(?f20)"/>
            <draw:equation draw:name="f31" draw:formula="if(?f19, ?f18, ?f2)"/>
            <draw:equation draw:name="f32" draw:formula="if(?f19, ?f2, ?f18)"/>
            <draw:equation draw:name="f33" draw:formula="if(?f20, 0, ?f1)"/>
            <draw:equation draw:name="f34" draw:formula="if(?f20, ?f1, 0)"/>
            <draw:equation draw:name="f35" draw:formula="abs(?f21)"/>
            <draw:equation draw:name="f36" draw:formula="if(?f21, ?f18, ?f2)"/>
            <draw:equation draw:name="f37" draw:formula="if(?f21, ?f2, ?f18)"/>
            <draw:equation draw:name="f38" draw:formula="if(?f21, ?f0, ?f2)"/>
            <draw:equation draw:name="f39" draw:formula="if(?f21, ?f2, ?f0)"/>
            <draw:equation draw:name="f40" draw:formula="abs(?f22)"/>
            <draw:equation draw:name="f41" draw:formula="if(?f22, ?f18, ?f2)"/>
            <draw:equation draw:name="f42" draw:formula="if(?f22, ?f2, ?f18)"/>
            <draw:equation draw:name="f43" draw:formula="if(?f21, 0, ?f1)"/>
            <draw:equation draw:name="f44" draw:formula="if(?f21, ?f1, 0)"/>
            <draw:equation draw:name="f45" draw:formula="if(?f20, ?f18, ?f2)"/>
            <draw:equation draw:name="f46" draw:formula="if(?f20, ?f2, ?f18)"/>
            <draw:equation draw:name="f47" draw:formula="if(?f20, ?f0, ?f2)"/>
            <draw:equation draw:name="f48" draw:formula="if(?f20, ?f2, ?f0)"/>
            <draw:equation draw:name="f49" draw:formula="if(?f19, ?f34, ?f33)"/>
            <draw:equation draw:name="f50" draw:formula="if(?f19, ?f33, ?f34)"/>
            <draw:equation draw:name="f51" draw:formula="if(?f20, ?f31, ?f32)"/>
            <draw:equation draw:name="f52" draw:formula="if(?f21, ?f39, ?f38)"/>
            <draw:equation draw:name="f53" draw:formula="if(?f21, ?f38, ?f39)"/>
            <draw:equation draw:name="f54" draw:formula="if(?f19, ?f37, ?f36)"/>
            <draw:equation draw:name="f55" draw:formula="if(?f22, ?f44, ?f43)"/>
            <draw:equation draw:name="f56" draw:formula="if(?f22, ?f43, ?f44)"/>
            <draw:equation draw:name="f57" draw:formula="if(?f21, ?f41, ?f42)"/>
            <draw:equation draw:name="f58" draw:formula="if(?f20, ?f48, ?f47)"/>
            <draw:equation draw:name="f59" draw:formula="if(?f20, ?f47, ?f48)"/>
            <draw:equation draw:name="f60" draw:formula="if(?f22, ?f46, ?f45)"/>
            <draw:equation draw:name="f61" draw:formula="if(?f20, ?f49, ?f50)"/>
            <draw:equation draw:name="f62" draw:formula="if(?f19, ?f53, ?f52)"/>
            <draw:equation draw:name="f63" draw:formula="if(?f21, ?f55, ?f56)"/>
            <draw:equation draw:name="f64" draw:formula="if(?f22, ?f59, ?f58)"/>
            <draw:equation draw:name="f65" draw:formula="?f23 / ?f10"/>
            <draw:equation draw:name="f66" draw:formula="?f24 / ?f11"/>
            <draw:equation draw:name="f67" draw:formula="?f25 / ?f10"/>
            <draw:equation draw:name="f68" draw:formula="?f26 / ?f11"/>
            <draw:equation draw:name="f69" draw:formula="?f27 / ?f11"/>
            <draw:equation draw:name="f70" draw:formula="?f28 / ?f10"/>
            <draw:equation draw:name="f71" draw:formula="21550000 - ?f51"/>
            <draw:equation draw:name="f72" draw:formula="if(?f71, ?f51, 21550000)"/>
            <draw:equation draw:name="f73" draw:formula="-21550000 - ?f72"/>
            <draw:equation draw:name="f74" draw:formula="if(?f73, -21550000, ?f72)"/>
            <draw:equation draw:name="f75" draw:formula="?f61 + ?f74"/>
            <draw:equation draw:name="f76" draw:formula="?f61 + ?f2"/>
            <draw:equation draw:name="f77" draw:formula="?f76 * ?f9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29"/>
            <draw:equation draw:name="f82" draw:formula="sin(?f78)"/>
            <draw:equation draw:name="f83" draw:formula="0 - ?f82"/>
            <draw:equation draw:name="f84" draw:formula="?f83 * ?f30"/>
            <draw:equation draw:name="f85" draw:formula="sqrt(?f81 * ?f81 + ?f84 * ?f84 + 0 * 0)"/>
            <draw:equation draw:name="f86" draw:formula="?f29 * ?f30 / ?f85"/>
            <draw:equation draw:name="f87" draw:formula="?f83 * ?f86"/>
            <draw:equation draw:name="f88" draw:formula="?f12 - ?f87"/>
            <draw:equation draw:name="f89" draw:formula="?f80 * ?f86"/>
            <draw:equation draw:name="f90" draw:formula="?f14 - ?f89"/>
            <draw:equation draw:name="f91" draw:formula="?f88 - ?f29"/>
            <draw:equation draw:name="f92" draw:formula="?f90 - ?f30"/>
            <draw:equation draw:name="f93" draw:formula="?f88 + ?f29"/>
            <draw:equation draw:name="f94" draw:formula="?f90 + ?f30"/>
            <draw:equation draw:name="f95" draw:formula="?f75 + ?f2"/>
            <draw:equation draw:name="f96" draw:formula="?f95 * ?f9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29"/>
            <draw:equation draw:name="f101" draw:formula="sin(?f97)"/>
            <draw:equation draw:name="f102" draw:formula="0 - ?f101"/>
            <draw:equation draw:name="f103" draw:formula="?f102 * ?f30"/>
            <draw:equation draw:name="f104" draw:formula="sqrt(?f100 * ?f100 + ?f103 * ?f103 + 0 * 0)"/>
            <draw:equation draw:name="f105" draw:formula="?f29 * ?f30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12, ?f91)"/>
            <draw:equation draw:name="f111" draw:formula="if(?f74, ?f14, ?f92)"/>
            <draw:equation draw:name="f112" draw:formula="if(?f74, ?f12, ?f93)"/>
            <draw:equation draw:name="f113" draw:formula="if(?f74, ?f14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  <draw:equation draw:name="f118" draw:formula="21550000 - ?f54"/>
            <draw:equation draw:name="f119" draw:formula="if(?f118, ?f54, 21550000)"/>
            <draw:equation draw:name="f120" draw:formula="-21550000 - ?f119"/>
            <draw:equation draw:name="f121" draw:formula="if(?f120, -21550000, ?f119)"/>
            <draw:equation draw:name="f122" draw:formula="?f62 + ?f121"/>
            <draw:equation draw:name="f123" draw:formula="?f62 + ?f2"/>
            <draw:equation draw:name="f124" draw:formula="?f123 * ?f9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5"/>
            <draw:equation draw:name="f129" draw:formula="sin(?f125)"/>
            <draw:equation draw:name="f130" draw:formula="0 - ?f129"/>
            <draw:equation draw:name="f131" draw:formula="?f130 * ?f29"/>
            <draw:equation draw:name="f132" draw:formula="sqrt(?f128 * ?f128 + ?f131 * ?f131 + 0 * 0)"/>
            <draw:equation draw:name="f133" draw:formula="?f35 * ?f29 / ?f132"/>
            <draw:equation draw:name="f134" draw:formula="?f130 * ?f133"/>
            <draw:equation draw:name="f135" draw:formula="?f15 - ?f134"/>
            <draw:equation draw:name="f136" draw:formula="?f127 * ?f133"/>
            <draw:equation draw:name="f137" draw:formula="?f12 - ?f136"/>
            <draw:equation draw:name="f138" draw:formula="?f135 - ?f35"/>
            <draw:equation draw:name="f139" draw:formula="?f137 - ?f29"/>
            <draw:equation draw:name="f140" draw:formula="?f135 + ?f35"/>
            <draw:equation draw:name="f141" draw:formula="?f137 + ?f29"/>
            <draw:equation draw:name="f142" draw:formula="?f122 + ?f2"/>
            <draw:equation draw:name="f143" draw:formula="?f142 * ?f9 / ?f1"/>
            <draw:equation draw:name="f144" draw:formula="0 - ?f143"/>
            <draw:equation draw:name="f145" draw:formula="cos(?f144)"/>
            <draw:equation draw:name="f146" draw:formula="0 - ?f145"/>
            <draw:equation draw:name="f147" draw:formula="?f146 * ?f35"/>
            <draw:equation draw:name="f148" draw:formula="sin(?f144)"/>
            <draw:equation draw:name="f149" draw:formula="0 - ?f148"/>
            <draw:equation draw:name="f150" draw:formula="?f149 * ?f29"/>
            <draw:equation draw:name="f151" draw:formula="sqrt(?f147 * ?f147 + ?f150 * ?f150 + 0 * 0)"/>
            <draw:equation draw:name="f152" draw:formula="?f35 * ?f29 / ?f151"/>
            <draw:equation draw:name="f153" draw:formula="?f149 * ?f152"/>
            <draw:equation draw:name="f154" draw:formula="?f135 + ?f153"/>
            <draw:equation draw:name="f155" draw:formula="?f146 * ?f152"/>
            <draw:equation draw:name="f156" draw:formula="?f137 + ?f155"/>
            <draw:equation draw:name="f157" draw:formula="if(?f121, ?f15, ?f138)"/>
            <draw:equation draw:name="f158" draw:formula="if(?f121, ?f12, ?f139)"/>
            <draw:equation draw:name="f159" draw:formula="if(?f121, ?f15, ?f140)"/>
            <draw:equation draw:name="f160" draw:formula="if(?f121, ?f12, ?f141)"/>
            <draw:equation draw:name="f161" draw:formula="if(?f121, ?f138, ?f154)"/>
            <draw:equation draw:name="f162" draw:formula="if(?f121, ?f139, ?f156)"/>
            <draw:equation draw:name="f163" draw:formula="if(?f121, ?f140, ?f154)"/>
            <draw:equation draw:name="f164" draw:formula="if(?f121, ?f141, ?f156)"/>
            <draw:equation draw:name="f165" draw:formula="21550000 - ?f57"/>
            <draw:equation draw:name="f166" draw:formula="if(?f165, ?f57, 21550000)"/>
            <draw:equation draw:name="f167" draw:formula="-21550000 - ?f166"/>
            <draw:equation draw:name="f168" draw:formula="if(?f167, -21550000, ?f166)"/>
            <draw:equation draw:name="f169" draw:formula="?f63 + ?f168"/>
            <draw:equation draw:name="f170" draw:formula="?f63 + ?f2"/>
            <draw:equation draw:name="f171" draw:formula="?f170 * ?f9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40"/>
            <draw:equation draw:name="f176" draw:formula="sin(?f172)"/>
            <draw:equation draw:name="f177" draw:formula="0 - ?f176"/>
            <draw:equation draw:name="f178" draw:formula="?f177 * ?f35"/>
            <draw:equation draw:name="f179" draw:formula="sqrt(?f175 * ?f175 + ?f178 * ?f178 + 0 * 0)"/>
            <draw:equation draw:name="f180" draw:formula="?f40 * ?f35 / ?f179"/>
            <draw:equation draw:name="f181" draw:formula="?f177 * ?f180"/>
            <draw:equation draw:name="f182" draw:formula="?f13 - ?f181"/>
            <draw:equation draw:name="f183" draw:formula="?f174 * ?f180"/>
            <draw:equation draw:name="f184" draw:formula="?f15 - ?f183"/>
            <draw:equation draw:name="f185" draw:formula="?f182 - ?f40"/>
            <draw:equation draw:name="f186" draw:formula="?f184 - ?f35"/>
            <draw:equation draw:name="f187" draw:formula="?f182 + ?f40"/>
            <draw:equation draw:name="f188" draw:formula="?f184 + ?f35"/>
            <draw:equation draw:name="f189" draw:formula="?f169 + ?f2"/>
            <draw:equation draw:name="f190" draw:formula="?f189 * ?f9 / ?f1"/>
            <draw:equation draw:name="f191" draw:formula="0 - ?f190"/>
            <draw:equation draw:name="f192" draw:formula="cos(?f191)"/>
            <draw:equation draw:name="f193" draw:formula="0 - ?f192"/>
            <draw:equation draw:name="f194" draw:formula="?f193 * ?f40"/>
            <draw:equation draw:name="f195" draw:formula="sin(?f191)"/>
            <draw:equation draw:name="f196" draw:formula="0 - ?f195"/>
            <draw:equation draw:name="f197" draw:formula="?f196 * ?f35"/>
            <draw:equation draw:name="f198" draw:formula="sqrt(?f194 * ?f194 + ?f197 * ?f197 + 0 * 0)"/>
            <draw:equation draw:name="f199" draw:formula="?f40 * ?f35 / ?f198"/>
            <draw:equation draw:name="f200" draw:formula="?f196 * ?f199"/>
            <draw:equation draw:name="f201" draw:formula="?f182 + ?f200"/>
            <draw:equation draw:name="f202" draw:formula="?f193 * ?f199"/>
            <draw:equation draw:name="f203" draw:formula="?f184 + ?f202"/>
            <draw:equation draw:name="f204" draw:formula="if(?f168, ?f13, ?f185)"/>
            <draw:equation draw:name="f205" draw:formula="if(?f168, ?f15, ?f186)"/>
            <draw:equation draw:name="f206" draw:formula="if(?f168, ?f13, ?f187)"/>
            <draw:equation draw:name="f207" draw:formula="if(?f168, ?f15, ?f188)"/>
            <draw:equation draw:name="f208" draw:formula="if(?f168, ?f185, ?f201)"/>
            <draw:equation draw:name="f209" draw:formula="if(?f168, ?f186, ?f203)"/>
            <draw:equation draw:name="f210" draw:formula="if(?f168, ?f187, ?f201)"/>
            <draw:equation draw:name="f211" draw:formula="if(?f168, ?f188, ?f203)"/>
            <draw:equation draw:name="f212" draw:formula="21550000 - ?f60"/>
            <draw:equation draw:name="f213" draw:formula="if(?f212, ?f60, 21550000)"/>
            <draw:equation draw:name="f214" draw:formula="-21550000 - ?f213"/>
            <draw:equation draw:name="f215" draw:formula="if(?f214, -21550000, ?f213)"/>
            <draw:equation draw:name="f216" draw:formula="?f64 + ?f215"/>
            <draw:equation draw:name="f217" draw:formula="?f64 + ?f2"/>
            <draw:equation draw:name="f218" draw:formula="?f217 * ?f9 / ?f1"/>
            <draw:equation draw:name="f219" draw:formula="0 - ?f218"/>
            <draw:equation draw:name="f220" draw:formula="cos(?f219)"/>
            <draw:equation draw:name="f221" draw:formula="0 - ?f220"/>
            <draw:equation draw:name="f222" draw:formula="?f221 * ?f30"/>
            <draw:equation draw:name="f223" draw:formula="sin(?f219)"/>
            <draw:equation draw:name="f224" draw:formula="0 - ?f223"/>
            <draw:equation draw:name="f225" draw:formula="?f224 * ?f40"/>
            <draw:equation draw:name="f226" draw:formula="sqrt(?f222 * ?f222 + ?f225 * ?f225 + 0 * 0)"/>
            <draw:equation draw:name="f227" draw:formula="?f30 * ?f40 / ?f226"/>
            <draw:equation draw:name="f228" draw:formula="?f224 * ?f227"/>
            <draw:equation draw:name="f229" draw:formula="?f14 - ?f228"/>
            <draw:equation draw:name="f230" draw:formula="?f221 * ?f227"/>
            <draw:equation draw:name="f231" draw:formula="?f13 - ?f230"/>
            <draw:equation draw:name="f232" draw:formula="?f229 - ?f30"/>
            <draw:equation draw:name="f233" draw:formula="?f231 - ?f40"/>
            <draw:equation draw:name="f234" draw:formula="?f229 + ?f30"/>
            <draw:equation draw:name="f235" draw:formula="?f231 + ?f40"/>
            <draw:equation draw:name="f236" draw:formula="?f216 + ?f2"/>
            <draw:equation draw:name="f237" draw:formula="?f236 * ?f9 / ?f1"/>
            <draw:equation draw:name="f238" draw:formula="0 - ?f237"/>
            <draw:equation draw:name="f239" draw:formula="cos(?f238)"/>
            <draw:equation draw:name="f240" draw:formula="0 - ?f239"/>
            <draw:equation draw:name="f241" draw:formula="?f240 * ?f30"/>
            <draw:equation draw:name="f242" draw:formula="sin(?f238)"/>
            <draw:equation draw:name="f243" draw:formula="0 - ?f242"/>
            <draw:equation draw:name="f244" draw:formula="?f243 * ?f40"/>
            <draw:equation draw:name="f245" draw:formula="sqrt(?f241 * ?f241 + ?f244 * ?f244 + 0 * 0)"/>
            <draw:equation draw:name="f246" draw:formula="?f30 * ?f40 / ?f245"/>
            <draw:equation draw:name="f247" draw:formula="?f243 * ?f246"/>
            <draw:equation draw:name="f248" draw:formula="?f229 + ?f247"/>
            <draw:equation draw:name="f249" draw:formula="?f240 * ?f246"/>
            <draw:equation draw:name="f250" draw:formula="?f231 + ?f249"/>
            <draw:equation draw:name="f251" draw:formula="if(?f215, ?f14, ?f232)"/>
            <draw:equation draw:name="f252" draw:formula="if(?f215, ?f13, ?f233)"/>
            <draw:equation draw:name="f253" draw:formula="if(?f215, ?f14, ?f234)"/>
            <draw:equation draw:name="f254" draw:formula="if(?f215, ?f13, ?f235)"/>
            <draw:equation draw:name="f255" draw:formula="if(?f215, ?f232, ?f248)"/>
            <draw:equation draw:name="f256" draw:formula="if(?f215, ?f233, ?f250)"/>
            <draw:equation draw:name="f257" draw:formula="if(?f215, ?f234, ?f248)"/>
            <draw:equation draw:name="f258" draw:formula="if(?f215, ?f235, ?f250)"/>
          </draw:enhanced-geometry>
        </draw:custom-shape>
        <draw:custom-shape svg:x="3.56654in" svg:y="0.89409in" svg:width="2.92402in" svg:height="1.56063in" draw:id="id74" draw:style-name="a571" draw:name="Freihandform 20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2in" svg:y="0.80591in" svg:width="6.4in" svg:height="2.24646in" draw:id="id75" draw:style-name="a574" draw:name="Freihandform 12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14724in" svg:y="0.65157in" svg:width="7.90512in" svg:height="3.96969in" draw:id="id76" draw:style-name="a577" draw:name="Freihandform 2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7" draw:style-name="a580" draw:name="Textfeld 1" svg:x="6.33583in" svg:y="5.08386in" svg:width="0.45945in" svg:height="0.37559in">
          <draw:text-box>
            <text:p text:style-name="a579" text:class-names="" text:cond-style-name=""><text:span text:style-name="a578" text:class-names=""><text:s text:c="1"/></text:span></text:p>
          </draw:text-box>
          <svg:title/>
          <svg:desc/>
        </draw:frame>
        <draw:custom-shape svg:x="4.18504in" svg:y="3.18504in" svg:width="1.87559in" svg:height="1.17244in" draw:id="id78" draw:style-name="a592" draw:name="Freihandform 2">
          <svg:title/>
          <svg:desc/>
          <text:p text:style-name="a584" text:class-names="" text:cond-style-name=""><text:span text:style-name="a581" text:class-names="">Fit</text:span><text:span text:style-name="a582" text:class-names=""><text:s text:c="1"/>I</text:span><text:span text:style-name="a583" text:class-names=""/></text:p>
          <text:p text:style-name="a588" text:class-names="" text:cond-style-name=""><text:span text:style-name="a585" text:class-names=""><text:s text:c="1"/>with<text:s text:c="1"/></text:span><text:span text:style-name="a586" text:class-names="">λ</text:span><text:span text:style-name="a587" text:class-names=""/></text:p>
          <text:p text:style-name="a591" text:class-names="" text:cond-style-name=""><text:span text:style-name="a589" text:class-names="">on<text:s text:c="1"/></text:span><text:span text:style-name="a590" text:class-names="">D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79" draw:style-name="a595" draw:name="Textfeld 3" svg:x="5.08819in" svg:y="2.67874in" svg:width="0.29449in" svg:height="0.37559in">
          <draw:text-box>
            <text:p text:style-name="a594" text:class-names="" text:cond-style-name=""><text:span text:style-name="a593" text:class-names="">*</text:span></text:p>
          </draw:text-box>
          <svg:title/>
          <svg:desc/>
        </draw:frame>
        <draw:custom-shape svg:x="4.46063in" svg:y="4.75433in" svg:width="1.3in" svg:height="1.13307in" draw:id="id80" draw:style-name="a600" draw:name="Freihandform 4">
          <svg:title/>
          <svg:desc/>
          <text:p text:style-name="a597" text:class-names="" text:cond-style-name=""><text:span text:style-name="a596" text:class-names="">Model</text:span></text:p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1" draw:style-name="a603" draw:name="Textfeld 5" svg:x="4.94331in" svg:y="2.73937in" svg:width="0.43937in" svg:height="0.37559in">
          <draw:text-box>
            <text:p text:style-name="a602" text:class-names="" text:cond-style-name=""><text:span text:style-name="a601" text:class-names="">α</text:span></text:p>
          </draw:text-box>
          <svg:title/>
          <svg:desc/>
        </draw:frame>
        <draw:frame draw:id="id82" draw:style-name="a606" draw:name="Textfeld 6" svg:x="5.34803in" svg:y="3.56378in" svg:width="0.3in" svg:height="0.37559in">
          <draw:text-box>
            <text:p text:style-name="a605" text:class-names="" text:cond-style-name=""><text:span text:style-name="a604" text:class-names="">*</text:span></text:p>
          </draw:text-box>
          <svg:title/>
          <svg:desc/>
        </draw:frame>
        <draw:frame draw:id="id83" draw:style-name="a614" draw:name="Textfeld 7" svg:x="2.98189in" svg:y="-0.00472in" svg:width="3.13894in" svg:height="0.42188in">
          <draw:text-box>
            <text:p text:style-name="a613" text:class-names="" text:cond-style-name=""><text:span text:style-name="a607" text:class-names="">Training Data<text:s text:c="1"/></text:span><text:span text:style-name="a608" text:class-names="">D</text:span><text:span text:style-name="a609" text:class-names="">, Inducer</text:span><text:span text:style-name="a610" text:class-names=""><text:s text:c="1"/></text:span><text:span text:style-name="a611" text:class-names="">I</text:span><text:span text:style-name="a612" text:class-names=""/></text:p>
          </draw:text-box>
          <svg:title/>
          <svg:desc/>
        </draw:frame>
        <draw:frame draw:id="id84" draw:style-name="a617" draw:name="Textfeld 9" svg:x="3.72913in" svg:y="2.92598in" svg:width="0.19764in" svg:height="0.46732in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5" draw:style-name="a627" draw:name="Textfeld 10" svg:x="3.97323in" svg:y="1.62795in" svg:width="1.93508in" svg:height="0.42188in">
          <draw:text-box>
            <text:p text:style-name="a626" text:class-names="" text:cond-style-name=""><text:span text:style-name="a618" text:class-names="">Run<text:s text:c="1"/></text:span><text:span text:style-name="a619" text:class-names="">CV(</text:span><text:span text:style-name="a620" text:class-names="">I</text:span><text:span text:style-name="a621" text:class-names="">,<text:s text:c="1"/></text:span><text:span text:style-name="a622" text:class-names="">λ</text:span><text:span text:style-name="a623" text:class-names="">,<text:s text:c="1"/></text:span><text:span text:style-name="a624" text:class-names="">S</text:span><text:span text:style-name="a625" text:class-names="">)</text:span></text:p>
          </draw:text-box>
          <svg:title/>
          <svg:desc/>
        </draw:frame>
        <draw:custom-shape svg:width="0.28504in" svg:height="0.37756in" draw:id="id86" draw:style-name="a630" draw:transform="translate(-0.14252in -0.18878in) rotate(-1.55282) translate(5.10318in 2.50337in)" draw:name="Freihandform 11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5412 539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7" draw:style-name="a633" draw:name="Textfeld 13" svg:x="1.91181in" svg:y="0.8248in" svg:width="1.01417in" svg:height="0.37559in">
          <draw:text-box>
            <text:p text:style-name="a632" text:class-names="" text:cond-style-name=""><text:span text:style-name="a631" text:class-names="">Tuning</text:span></text:p>
          </draw:text-box>
          <svg:title/>
          <svg:desc/>
        </draw:frame>
        <draw:custom-shape svg:x="4.89252in" svg:y="0.42126in" svg:width="0.33543in" svg:height="0.38346in" draw:id="id88" draw:style-name="a636" draw:name="Freihandform 14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2063in" svg:y="1.27283in" svg:width="0.43661in" svg:height="0.16772in" draw:id="id89" draw:style-name="a639" draw:name="Freihandform 15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75in" svg:y="1.26575in" svg:width="0.43701in" svg:height="0.16772in" draw:id="id90" draw:style-name="a642" draw:name="Freihandform 16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83504in" svg:y="1.26575in" svg:width="0.43701in" svg:height="0.16772in" draw:id="id91" draw:style-name="a645" draw:name="Freihandform 17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937in" svg:y="1.26575in" svg:width="0.43701in" svg:height="0.16772in" draw:id="id92" draw:style-name="a648" draw:name="Freihandform 18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6622in" svg:y="1.26575in" svg:width="0.43701in" svg:height="0.16772in" draw:id="id93" draw:style-name="a651" draw:name="Freihandform 19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46024in" svg:y="1.50591in" svg:width="0.25157in" svg:height="0.25157in" draw:id="id94" draw:style-name="a654" draw:name="Freihandform 21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10 / 2"/>
            <draw:equation draw:name="f12" draw:formula="18000 * ?f7"/>
            <draw:equation draw:name="f13" draw:formula="10800 * ?f7"/>
            <draw:equation draw:name="f14" draw:formula="0 * ?f7"/>
            <draw:equation draw:name="f15" draw:formula="0 * ?f6"/>
            <draw:equation draw:name="f16" draw:formula="21600 * ?f7"/>
            <draw:equation draw:name="f17" draw:formula="10800 * ?f6"/>
            <draw:equation draw:name="f18" draw:formula="21600 * ?f6"/>
            <draw:equation draw:name="f19" draw:formula="?f11 + 10800"/>
            <draw:equation draw:name="f20" draw:formula="21600 - ?f10"/>
            <draw:equation draw:name="f21" draw:formula="?f20 / 2"/>
            <draw:equation draw:name="f22" draw:formula="21600 - ?f21"/>
            <draw:equation draw:name="f23" draw:formula="$0 / ?f6"/>
            <draw:equation draw:name="f24" draw:formula="?f14 / ?f7"/>
            <draw:equation draw:name="f25" draw:formula="?f13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6"/>
            <draw:equation draw:name="f30" draw:formula="?f12 / ?f7"/>
            <draw:handle draw:handle-position="$0 0" draw:handle-range-x-minimum="0" draw:handle-range-x-maximum="21600"/>
          </draw:enhanced-geometry>
        </draw:custom-shape>
        <draw:custom-shape svg:width="0.25157in" svg:height="0.25157in" draw:id="id95" draw:style-name="a657" draw:transform="translate(-0.12579in -0.12579in) rotate(-3.12117) translate(6.44017in 1.62917in)" draw:name="Freihandform 22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10 / 2"/>
            <draw:equation draw:name="f12" draw:formula="18000 * ?f7"/>
            <draw:equation draw:name="f13" draw:formula="10800 * ?f7"/>
            <draw:equation draw:name="f14" draw:formula="0 * ?f7"/>
            <draw:equation draw:name="f15" draw:formula="0 * ?f6"/>
            <draw:equation draw:name="f16" draw:formula="21600 * ?f7"/>
            <draw:equation draw:name="f17" draw:formula="10800 * ?f6"/>
            <draw:equation draw:name="f18" draw:formula="21600 * ?f6"/>
            <draw:equation draw:name="f19" draw:formula="?f11 + 10800"/>
            <draw:equation draw:name="f20" draw:formula="21600 - ?f10"/>
            <draw:equation draw:name="f21" draw:formula="?f20 / 2"/>
            <draw:equation draw:name="f22" draw:formula="21600 - ?f21"/>
            <draw:equation draw:name="f23" draw:formula="$0 / ?f6"/>
            <draw:equation draw:name="f24" draw:formula="?f14 / ?f7"/>
            <draw:equation draw:name="f25" draw:formula="?f13 / ?f7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6"/>
            <draw:equation draw:name="f30" draw:formula="?f12 / ?f7"/>
            <draw:handle draw:handle-position="$0 0" draw:handle-range-x-minimum="0" draw:handle-range-x-maximum="21600"/>
          </draw:enhanced-geometry>
        </draw:custom-shape>
        <draw:custom-shape svg:x="4.92126in" svg:y="4.4in" svg:width="0.4in" svg:height="0.27559in" draw:id="id96" draw:style-name="a660" draw:name="Freihandform 23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7" draw:style-name="a664" draw:name="Textfeld 25" svg:x="4.9in" svg:y="5.4in" svg:width="0.6in" svg:height="0.27992in">
          <draw:text-box>
            <text:p text:style-name="a663" text:class-names="" text:cond-style-name=""><draw:frame draw:style-name="a661" text:anchor-type="as-char" svg:x="1173.91563in" svg:y="0in" svg:width="0.55417in" svg:height="0.31688in" style:rel-width="scale" style:rel-height="scale"><draw:object xlink:href="Object 1/" xlink:type="simple" xlink:show="embed" xlink:actuate="onLoad"/></draw:frame><text:span text:style-name="a662" text:class-names=""/></text:p>
          </draw:text-box>
          <svg:title/>
          <svg:desc/>
        </draw:frame>
        <presentation:notes draw:style-name="a670">
          <draw:frame draw:id="id98" draw:style-name="a667" draw:name="Foliennummernplatzhalter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9" presentation:style-name="a668" draw:name="Folienbildplatzhalter 1">
            <svg:title/>
            <svg:desc/>
          </draw:page-thumbnail>
          <draw:frame draw:id="id100" presentation:style-name="a66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Titelmasterformat durch Klicken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Formatvorlage des Untertitelmasters durch Klicken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Titelmasterformat durch Klicken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Formatvorlagen des Textmasters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Titelmasterformat durch Klicken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Titelmasterformat durch Klicken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Formatvorlagen des Textmasters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Formatvorlagen des Textmasters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Titelmasterformat durch Klicken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Formatvorlagen des Textmasters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Formatvorlagen des Textmasters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Titelmasterformat durch Klicken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Formatvorlagen des Textmasters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Titelmasterformat durch Klicken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Titelmasterformat durch Klicken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Formatvorlagen des Textmasters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Titelmasterformat durch Klicken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ormatvorlagen des Textmasters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C0YEMXU</meta:initial-creator>
    <dc:creator>Moosbauer Julia</dc:creator>
    <meta:creation-date>2018-08-21T16:49:30Z</meta:creation-date>
    <dc:date>2019-09-19T12:33:29Z</dc:date>
    <meta:editing-cycles>25</meta:editing-cycles>
    <meta:editing-duration>PT0S</meta:editing-duration>
    <meta:document-statistic meta:paragraph-count="13" meta:word-count="27"/>
  </office:meta>
</office:document-meta>
</file>

<file path=Object 1/content.xml><?xml version="1.0" encoding="utf-8"?>
<mml:math xmlns:mml="http://www.w3.org/1998/Math/MathML" display="block">
  <mml:mover accent="true">
    <mml:mi>f</mml:mi>
    <mml:mo>^</mml:mo>
  </mml:mover>
  <mml:mo>,</mml:mo>
  <mml:mtext>λ</mml:mtext>
  <mml:mtext>∗</mml:mtext>
</mml:math>
</file>